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B00000011206088C62D49680E7.png" manifest:media-type="image/png"/>
  <manifest:file-entry manifest:full-path="Pictures/10000201000003AE0000032F2950CD88EEB8AC01.png" manifest:media-type="image/png"/>
  <manifest:file-entry manifest:full-path="Pictures/1000000000000020000000204B249CA79A42C6D7.png" manifest:media-type="image/png"/>
  <manifest:file-entry manifest:full-path="Pictures/1000020100000258000002202786EC9D6D8F137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2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729fcf" draw:auto-grow-height="true" draw:auto-grow-width="false" fo:max-height="0cm" fo:min-height="2.598cm"/>
      <style:paragraph-properties style:writing-mode="lr-tb"/>
    </style:style>
    <style:style style:name="gr5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828cm" fo:min-width="0.398cm" draw:shadow-opacity="3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729fcf" draw:auto-grow-height="true" draw:auto-grow-width="false" fo:max-height="0cm" fo:min-height="1.423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729fcf"/>
    </style:style>
    <style:style style:name="P4" style:family="paragraph">
      <loext:graphic-properties draw:fill="solid" draw:fill-color="#ffff00" draw:opacity="3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73cm" svg:height="8.821cm" svg:x="14.244cm" svg:y="10.483cm">
          <draw:image xlink:href="Pictures/1000020100000258000002202786EC9D6D8F1376.png" xlink:type="simple" xlink:show="embed" xlink:actuate="onLoad" loext:mime-type="image/png">
            <text:p/>
          </draw:image>
        </draw:frame>
        <draw:line draw:style-name="gr2" draw:text-style-name="P2" draw:layer="layout" svg:x1="21.456cm" svg:y1="11.022cm" svg:x2="21.456cm" svg:y2="7.974cm">
          <text:p/>
        </draw:line>
        <draw:frame draw:style-name="gr3" draw:text-style-name="P1" draw:layer="layout" svg:width="9.687cm" svg:height="8.382cm" svg:x="5.552cm" svg:y="9.806cm">
          <draw:image xlink:href="Pictures/10000201000003AE0000032F2950CD88EEB8AC01.png" xlink:type="simple" xlink:show="embed" xlink:actuate="onLoad" loext:mime-type="image/png">
            <text:p/>
          </draw:image>
        </draw:frame>
        <draw:frame draw:style-name="gr4" draw:text-style-name="P3" draw:layer="layout" svg:width="3.047cm" svg:height="2.848cm" svg:x="12.292cm" svg:y="15.44cm">
          <draw:text-box>
            <text:p><text:span text:style-name="T1">PMOD into board which implements the UART Receiver</text:span></text:p>
          </draw:text-box>
        </draw:frame>
        <draw:custom-shape draw:style-name="gr5" draw:text-style-name="P4" draw:layer="layout" svg:width="1.27cm" svg:height="1.524cm" svg:x="14.986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4.064cm" svg:height="2.384cm" svg:x="19.558cm" svg:y="5.49cm">
          <draw:text-box>
            <text:p>Audio to headphones or speaker</text:p>
          </draw:text-box>
        </draw:frame>
        <draw:frame draw:style-name="gr1" draw:text-style-name="P1" draw:layer="layout" svg:width="15.792cm" svg:height="3.605cm" svg:x="0.762cm" svg:y="6.077cm">
          <draw:image xlink:href="Pictures/10000201000004B00000011206088C62D49680E7.png" xlink:type="simple" xlink:show="embed" xlink:actuate="onLoad" loext:mime-type="image/png">
            <text:p/>
          </draw:image>
        </draw:frame>
        <draw:polyline draw:style-name="gr7" draw:text-style-name="P6" draw:layer="layout" svg:width="4.365cm" svg:height="1.135cm" draw:transform="rotate (-1.30445908294056) translate (5.334cm 8.636cm)" svg:viewBox="0 0 4366 1136" draw:points="0,0 4166,1136 4366,401">
          <text:p/>
        </draw:polyline>
        <draw:polyline draw:style-name="gr8" draw:text-style-name="P6" draw:layer="layout" svg:width="3.607cm" svg:height="1.693cm" draw:transform="rotate (-2.22232773656438) translate (16.5200342535647cm 17.8004779827369cm)" svg:viewBox="0 0 3608 1694" draw:points="0,1290 308,1694 2530,0 3608,1414">
          <text:p/>
        </draw:polyline>
        <draw:frame draw:style-name="gr9" draw:text-style-name="P3" draw:layer="layout" svg:width="3.302cm" svg:height="1.673cm" svg:x="9.852cm" svg:y="19.05cm">
          <draw:text-box>
            <text:p>Computer Control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4:48:49.715726700</meta:creation-date>
    <dc:date>2020-04-08T15:03:48.622026422</dc:date>
    <meta:editing-duration>PT4M38S</meta:editing-duration>
    <meta:editing-cycles>1</meta:editing-cycles>
    <meta:generator>LibreOffice/6.4.2.2$Linux_X86_64 LibreOffice_project/40$Build-2</meta:generator>
    <meta:document-statistic meta:object-count="33"/>
  </office:meta>
</office:document-meta>
</file>